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FMono-Regular" svg:font-family="SFMono-Regular, Menlo, Monaco, Consolas, 'Liberation Mono', 'Courier New', monospace"/>
    <style:font-face style:name="apple-system" svg:font-family="apple-system, BlinkMacSystemFont, 'Segoe UI', Roboto, 'Helvetica Neue', Arial, 'Noto Sans', sans-serif"/>
    <style:font-face style:name="arial" svg:font-family="arial, sans-serif"/>
    <style:font-face style:name="monospace" svg:font-family="monospace, monospace"/>
    <style:font-face style:name="sans-serif" svg:font-family="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margin-left="0cm" fo:margin-right="0cm" fo:line-height="130%" fo:orphans="2" fo:widows="2" fo:text-indent="0cm" style:auto-text-indent="false" fo:padding="0.049cm" fo:border="0.06pt solid #eaecf0"/>
      <style:text-properties fo:font-variant="normal" fo:text-transform="none" fo:color="#000000" loext:opacity="100%" style:font-name="monospace" fo:font-size="10.5pt" fo:letter-spacing="normal" fo:font-style="normal" fo:font-weight="normal"/>
    </style:style>
    <style:style style:name="P2" style:family="paragraph" style:parent-style-name="Preformatted_20_Text">
      <loext:graphic-properties draw:fill="solid" draw:fill-color="#f8f9fa" draw:opacity="100%"/>
      <style:paragraph-properties fo:margin-left="0cm" fo:margin-right="0cm" fo:line-height="130%" fo:orphans="2" fo:widows="2" fo:text-indent="0cm" style:auto-text-indent="false" fo:background-color="#f8f9fa" fo:padding="0.049cm" fo:border="0.06pt solid #eaecf0" style:writing-mode="lr-tb"/>
      <style:text-properties fo:font-variant="normal" fo:text-transform="none" fo:color="#000000" loext:opacity="100%" style:font-name="monospace" fo:font-size="10.5pt" fo:letter-spacing="normal" fo:font-style="normal" fo:font-weight="normal" fo:background-color="#f8f8f8"/>
    </style:style>
    <style:style style:name="P3" style:family="paragraph" style:parent-style-name="Preformatted_20_Text">
      <loext:graphic-properties draw:fill="solid" draw:fill-color="#f8f9fa" draw:opacity="100%"/>
      <style:paragraph-properties fo:margin-left="0cm" fo:margin-right="0cm" fo:margin-top="0cm" fo:margin-bottom="0.499cm" style:contextual-spacing="false" fo:line-height="130%" fo:orphans="2" fo:widows="2" fo:text-indent="0cm" style:auto-text-indent="false" fo:background-color="#f8f9fa" fo:padding="0.049cm" fo:border="0.06pt solid #eaecf0" style:writing-mode="lr-tb"/>
      <style:text-properties fo:font-variant="normal" fo:text-transform="none" fo:color="#000000" loext:opacity="100%" style:font-name="monospace" fo:font-size="10.5pt" fo:letter-spacing="normal" fo:font-style="normal" fo:font-weight="normal" fo:background-color="#f8f8f8"/>
    </style:style>
    <style:style style:name="P4" style:family="paragraph" style:parent-style-name="Preformatted_20_Text">
      <loext:graphic-properties draw:fill="solid" draw:fill-color="#f8f9fa" draw:opacity="100%"/>
      <style:paragraph-properties fo:margin-left="0cm" fo:margin-right="0cm" fo:margin-top="0cm" fo:margin-bottom="0.499cm" style:contextual-spacing="false" fo:line-height="130%" fo:orphans="2" fo:widows="2" fo:text-indent="0cm" style:auto-text-indent="false" fo:background-color="#f8f9fa" fo:padding="0.049cm" fo:border="0.06pt solid #eaecf0" style:writing-mode="lr-tb"/>
      <style:text-properties fo:font-variant="normal" fo:text-transform="none" fo:color="#000000" loext:opacity="100%" fo:letter-spacing="normal" fo:background-color="#f8f8f8"/>
    </style:style>
    <style:style style:name="P5" style:family="paragraph" style:parent-style-name="Text_20_body">
      <style:paragraph-properties fo:margin-left="0cm" fo:margin-right="0cm" fo:orphans="2" fo:widows="2" fo:text-indent="0cm" style:auto-text-indent="false"/>
      <style:text-properties fo:font-variant="normal" fo:text-transform="none" fo:color="#222222" loext:opacity="100%" style:font-name="sans-serif" fo:font-size="10.5pt" fo:letter-spacing="normal" fo:font-style="normal" fo:font-weight="normal"/>
    </style:style>
    <style:style style:name="P6" style:family="paragraph" style:parent-style-name="Text_20_body">
      <style:paragraph-properties fo:margin-left="0cm" fo:margin-right="0cm" fo:orphans="2" fo:widows="2" fo:text-indent="0cm" style:auto-text-indent="false"/>
      <style:text-properties fo:font-variant="normal" fo:text-transform="none" fo:color="#222222" loext:opacity="100%" style:font-name="sans-serif" fo:font-size="10.5pt" fo:letter-spacing="normal" fo:font-style="normal" fo:font-weight="normal" officeooo:paragraph-rsid="001f412f"/>
    </style:style>
    <style:style style:name="P7" style:family="paragraph" style:parent-style-name="Text_20_body">
      <style:paragraph-properties fo:margin-left="0cm" fo:margin-right="0cm" fo:orphans="2" fo:widows="2" fo:text-indent="0cm" style:auto-text-indent="false"/>
      <style:text-properties fo:font-variant="normal" fo:text-transform="none" fo:color="#222222" loext:opacity="100%" style:font-name="sans-serif" fo:font-size="10.5pt" fo:letter-spacing="normal" fo:font-style="normal" fo:font-weight="normal" officeooo:paragraph-rsid="001fe67a"/>
    </style:style>
    <style:style style:name="P8"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style:style>
    <style:style style:name="P9"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231b63"/>
    </style:style>
    <style:style style:name="P10"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231b63" officeooo:paragraph-rsid="00231b63"/>
    </style:style>
    <style:style style:name="P11"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2792ea" officeooo:paragraph-rsid="002792ea"/>
    </style:style>
    <style:style style:name="P12" style:family="paragraph" style:parent-style-name="Text_20_body">
      <style:paragraph-properties fo:margin-left="0cm" fo:margin-right="0cm" fo:orphans="2" fo:widows="2" fo:text-indent="0cm" style:auto-text-indent="false"/>
    </style:style>
    <style:style style:name="P13" style:family="paragraph" style:parent-style-name="Preformatted_20_Text">
      <loext:graphic-properties draw:fill="solid" draw:fill-color="#f8f9fa" draw:opacity="100%"/>
      <style:paragraph-properties fo:margin-top="0cm" fo:margin-bottom="0.499cm" style:contextual-spacing="false" fo:line-height="130%" fo:orphans="2" fo:widows="2" fo:background-color="#f8f9fa" fo:padding="0.049cm" fo:border="0.06pt solid #eaecf0"/>
      <style:text-properties fo:font-variant="normal" fo:text-transform="none" fo:color="#000000" loext:opacity="100%" style:font-name="monospace" fo:font-size="10.5pt" fo:letter-spacing="normal" fo:font-style="normal" fo:font-weight="normal"/>
    </style:style>
    <style:style style:name="P14" style:family="paragraph" style:parent-style-name="Preformatted_20_Text">
      <loext:graphic-properties draw:fill="solid" draw:fill-color="#f8f9fa" draw:opacity="100%"/>
      <style:paragraph-properties fo:margin-top="0cm" fo:margin-bottom="0.499cm" style:contextual-spacing="false" fo:line-height="130%" fo:orphans="2" fo:widows="2" fo:background-color="#f8f9fa" fo:padding="0.049cm" fo:border="0.06pt solid #eaecf0" style:writing-mode="lr-tb"/>
      <style:text-properties fo:font-variant="normal" fo:text-transform="none" fo:color="#000000" loext:opacity="100%" style:font-name="monospace" fo:font-size="10.5pt" fo:letter-spacing="normal" fo:font-style="normal" fo:font-weight="normal" fo:background-color="#f8f8f8"/>
    </style:style>
    <style:style style:name="P15" style:family="paragraph" style:parent-style-name="Preformatted_20_Text">
      <loext:graphic-properties draw:fill="solid" draw:fill-color="#f8f9fa" draw:opacity="100%"/>
      <style:paragraph-properties fo:line-height="130%" fo:orphans="2" fo:widows="2" fo:background-color="#f8f9fa" fo:padding="0.049cm" fo:border="0.06pt solid #eaecf0" style:writing-mode="lr-tb"/>
      <style:text-properties fo:font-variant="normal" fo:text-transform="none" fo:color="#000000" loext:opacity="100%" style:font-name="monospace" fo:font-size="10.5pt" fo:letter-spacing="normal" fo:font-style="normal" fo:font-weight="normal" fo:background-color="#f8f8f8"/>
    </style:style>
    <style:style style:name="P16" style:family="paragraph" style:parent-style-name="Preformatted_20_Text">
      <loext:graphic-properties draw:fill="solid" draw:fill-color="#f8f9fa" draw:opacity="100%"/>
      <style:paragraph-properties fo:line-height="130%" fo:orphans="2" fo:widows="2" fo:background-color="#f8f9fa" fo:padding="0.049cm" fo:border="0.06pt solid #eaecf0"/>
      <style:text-properties fo:font-variant="normal" fo:text-transform="none" fo:color="#000000" loext:opacity="100%" fo:letter-spacing="normal"/>
    </style:style>
    <style:style style:name="P17" style:family="paragraph" style:parent-style-name="Preformatted_20_Text">
      <loext:graphic-properties draw:fill="solid" draw:fill-color="#f8f9fa" draw:opacity="100%"/>
      <style:paragraph-properties fo:line-height="130%" fo:orphans="2" fo:widows="2" fo:background-color="#f8f9fa" fo:padding="0.049cm" fo:border="0.06pt solid #eaecf0"/>
    </style:style>
    <style:style style:name="P18"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2d2923" officeooo:paragraph-rsid="002d2923"/>
    </style:style>
    <style:style style:name="P19"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2df2f3" officeooo:paragraph-rsid="002df2f3"/>
    </style:style>
    <style:style style:name="P20"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31053d" officeooo:paragraph-rsid="0031053d"/>
    </style:style>
    <style:style style:name="P21"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style:style>
    <style:style style:name="P22"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paragraph-rsid="001f412f"/>
    </style:style>
    <style:style style:name="P23"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paragraph-rsid="0048bcff"/>
    </style:style>
    <style:style style:name="P24"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paragraph-rsid="0049fcc8"/>
    </style:style>
    <style:style style:name="P25"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323f72" officeooo:paragraph-rsid="00323f72"/>
    </style:style>
    <style:style style:name="P26"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324cef" officeooo:paragraph-rsid="00324cef"/>
    </style:style>
    <style:style style:name="P27"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33d711" officeooo:paragraph-rsid="0033d711"/>
    </style:style>
    <style:style style:name="P28"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34bf8c" officeooo:paragraph-rsid="0034bf8c"/>
    </style:style>
    <style:style style:name="P29"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373b22" officeooo:paragraph-rsid="00373b22"/>
    </style:style>
    <style:style style:name="P30"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388a1b" officeooo:paragraph-rsid="00388a1b"/>
    </style:style>
    <style:style style:name="P31"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39da01" officeooo:paragraph-rsid="0039da01"/>
    </style:style>
    <style:style style:name="P32"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3f33f4" officeooo:paragraph-rsid="003f33f4"/>
    </style:style>
    <style:style style:name="P33"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42601c" officeooo:paragraph-rsid="0042601c"/>
    </style:style>
    <style:style style:name="P34"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456327" officeooo:paragraph-rsid="00456327"/>
    </style:style>
    <style:style style:name="P35"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4f77b7" officeooo:paragraph-rsid="004f77b7"/>
    </style:style>
    <style:style style:name="P36"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4fcbb5" officeooo:paragraph-rsid="004fcbb5"/>
    </style:style>
    <style:style style:name="P37"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506fa6" officeooo:paragraph-rsid="00506fa6"/>
    </style:style>
    <style:style style:name="P38"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522e4e" officeooo:paragraph-rsid="00522e4e"/>
    </style:style>
    <style:style style:name="P39"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541ee0" officeooo:paragraph-rsid="00541ee0"/>
    </style:style>
    <style:style style:name="P40"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5500aa" officeooo:paragraph-rsid="005500aa"/>
    </style:style>
    <style:style style:name="P41"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565bf5" officeooo:paragraph-rsid="00565bf5"/>
    </style:style>
    <style:style style:name="P42"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571d9c" officeooo:paragraph-rsid="00571d9c"/>
    </style:style>
    <style:style style:name="P43"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578462" officeooo:paragraph-rsid="00578462"/>
    </style:style>
    <style:style style:name="P44"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57975a" officeooo:paragraph-rsid="0057975a"/>
    </style:style>
    <style:style style:name="P45"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5b8932" officeooo:paragraph-rsid="005b8932"/>
    </style:style>
    <style:style style:name="P46"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5c3bbe" officeooo:paragraph-rsid="005c3bbe"/>
    </style:style>
    <style:style style:name="P47"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5f561a" officeooo:paragraph-rsid="005f561a"/>
    </style:style>
    <style:style style:name="P48"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60f448" officeooo:paragraph-rsid="0060f448"/>
    </style:style>
    <style:style style:name="P49"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632830" officeooo:paragraph-rsid="00632830"/>
    </style:style>
    <style:style style:name="P50"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6a5cdc" officeooo:paragraph-rsid="006a5cdc"/>
    </style:style>
    <style:style style:name="P51"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6e426c" officeooo:paragraph-rsid="006e426c"/>
    </style:style>
    <style:style style:name="P52"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6fdbdb" officeooo:paragraph-rsid="006fdbdb"/>
    </style:style>
    <style:style style:name="P53"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7192d9" officeooo:paragraph-rsid="007192d9"/>
    </style:style>
    <style:style style:name="P54" style:family="paragraph" style:parent-style-name="Text_20_body">
      <style:paragraph-properties fo:margin-left="0cm" fo:margin-right="0cm" fo:orphans="2" fo:widows="2" fo:text-indent="0cm" style:auto-text-indent="false"/>
      <style:text-properties fo:font-variant="normal" fo:text-transform="none" fo:color="#2a6099" loext:opacity="100%" style:font-name="sans-serif" fo:font-size="10.5pt" fo:letter-spacing="normal" fo:font-style="normal" fo:font-weight="normal" officeooo:rsid="00755594" officeooo:paragraph-rsid="00755594"/>
    </style:style>
    <style:style style:name="P55" style:family="paragraph" style:parent-style-name="Text_20_body">
      <style:paragraph-properties fo:margin-left="0cm" fo:margin-right="0cm" fo:orphans="2" fo:widows="2" fo:text-indent="0cm" style:auto-text-indent="false"/>
      <style:text-properties fo:font-variant="normal" fo:text-transform="none" fo:color="#222222" loext:opacity="100%" style:font-name="sans-serif" fo:font-size="10.5pt" fo:letter-spacing="normal" fo:font-style="normal" fo:font-weight="normal"/>
    </style:style>
    <style:style style:name="P56" style:family="paragraph" style:parent-style-name="Text_20_body">
      <style:paragraph-properties fo:margin-left="0cm" fo:margin-right="0cm" fo:orphans="2" fo:widows="2" fo:text-indent="0cm" style:auto-text-indent="false"/>
      <style:text-properties fo:font-variant="normal" fo:text-transform="none" fo:color="#222222" loext:opacity="100%" style:font-name="sans-serif" fo:font-size="10.5pt" fo:letter-spacing="normal" fo:font-style="normal" fo:font-weight="normal" officeooo:paragraph-rsid="002f6a6d"/>
    </style:style>
    <style:style style:name="P57" style:family="paragraph" style:parent-style-name="Text_20_body">
      <style:paragraph-properties fo:margin-left="0cm" fo:margin-right="0cm" fo:orphans="2" fo:widows="2" fo:text-indent="0cm" style:auto-text-indent="false"/>
      <style:text-properties fo:font-variant="normal" fo:text-transform="none" fo:color="#222222" loext:opacity="100%" style:font-name="sans-serif" fo:font-size="10.5pt" fo:letter-spacing="normal" fo:font-style="normal" fo:font-weight="normal" officeooo:paragraph-rsid="0030ef41"/>
    </style:style>
    <style:style style:name="P58" style:family="paragraph" style:parent-style-name="Text_20_body">
      <style:paragraph-properties fo:margin-left="0cm" fo:margin-right="0cm" fo:orphans="2" fo:widows="2" fo:text-indent="0cm" style:auto-text-indent="false"/>
    </style:style>
    <style:style style:name="T1" style:family="text">
      <style:text-properties fo:color="#008000" loext:opacity="100%" fo:font-weight="bold"/>
    </style:style>
    <style:style style:name="T2" style:family="text">
      <style:text-properties fo:color="#008000" loext:opacity="100%" style:font-name="monospace" fo:font-size="10.5pt" fo:font-style="normal" fo:font-weight="bold"/>
    </style:style>
    <style:style style:name="T3" style:family="text">
      <style:text-properties style:font-name="monospace" fo:font-size="10.5pt" fo:font-style="normal" fo:font-weight="normal"/>
    </style:style>
    <style:style style:name="T4" style:family="text">
      <style:text-properties fo:color="#7d9029" loext:opacity="100%"/>
    </style:style>
    <style:style style:name="T5" style:family="text">
      <style:text-properties fo:color="#7d9029" loext:opacity="100%" style:font-name="monospace" fo:font-size="10.5pt" fo:font-style="normal" fo:font-weight="normal"/>
    </style:style>
    <style:style style:name="T6" style:family="text">
      <style:text-properties fo:color="#666666" loext:opacity="100%"/>
    </style:style>
    <style:style style:name="T7" style:family="text">
      <style:text-properties fo:color="#666666" loext:opacity="100%" style:font-name="monospace" fo:font-size="10.5pt" fo:font-style="normal" fo:font-weight="normal"/>
    </style:style>
    <style:style style:name="T8" style:family="text">
      <style:text-properties fo:color="#ba2121" loext:opacity="100%"/>
    </style:style>
    <style:style style:name="T9" style:family="text">
      <style:text-properties fo:color="#ba2121" loext:opacity="100%" style:font-name="monospace" fo:font-size="10.5pt" fo:font-style="normal" fo:font-weight="normal"/>
    </style:style>
    <style:style style:name="T10" style:family="text">
      <style:text-properties fo:font-variant="normal" fo:text-transform="none" fo:color="#222222" loext:opacity="100%" style:font-name="sans-serif" fo:font-size="10.5pt" fo:letter-spacing="normal" fo:font-style="normal" fo:font-weight="normal"/>
    </style:style>
    <style:style style:name="T11" style:family="text">
      <style:text-properties fo:font-variant="normal" fo:text-transform="none" fo:color="#3366bb" loext:opacity="100%" style:text-line-through-style="none" style:text-line-through-type="none" style:font-name="sans-serif" fo:font-size="10.5pt" fo:letter-spacing="normal" fo:font-style="normal" style:text-underline-style="none" fo:font-weight="normal" style:text-blinking="false" fo:background-color="transparent" loext:char-shading-value="0" loext:padding="0cm" loext:border="none"/>
    </style:style>
    <style:style style:name="T12" style:family="text">
      <style:text-properties style:font-name="apple-system" fo:font-size="12pt" fo:font-weight="normal"/>
    </style:style>
    <style:style style:name="T13" style:family="text">
      <style:text-properties officeooo:rsid="002db10f"/>
    </style:style>
    <style:style style:name="T14" style:family="text">
      <style:text-properties fo:color="#2a6099" loext:opacity="100%"/>
    </style:style>
    <style:style style:name="T15" style:family="text">
      <style:text-properties fo:color="#2a6099" loext:opacity="100%" officeooo:rsid="002fbd1e"/>
    </style:style>
    <style:style style:name="T16" style:family="text">
      <style:text-properties fo:color="#2a6099" loext:opacity="100%" officeooo:rsid="0030ef41"/>
    </style:style>
    <style:style style:name="T17" style:family="text">
      <style:text-properties officeooo:rsid="00388a1b"/>
    </style:style>
    <style:style style:name="T18" style:family="text">
      <style:text-properties officeooo:rsid="003b8ff3"/>
    </style:style>
    <style:style style:name="T19" style:family="text">
      <style:text-properties officeooo:rsid="003de190"/>
    </style:style>
    <style:style style:name="T20" style:family="text">
      <style:text-properties officeooo:rsid="003f197f"/>
    </style:style>
    <style:style style:name="T21" style:family="text">
      <style:text-properties officeooo:rsid="004133b8"/>
    </style:style>
    <style:style style:name="T22" style:family="text">
      <style:text-properties officeooo:rsid="0041824f"/>
    </style:style>
    <style:style style:name="T23" style:family="text">
      <style:text-properties officeooo:rsid="0043757d"/>
    </style:style>
    <style:style style:name="T24" style:family="text">
      <style:text-properties officeooo:rsid="004b77a1"/>
    </style:style>
    <style:style style:name="T25" style:family="text">
      <style:text-properties officeooo:rsid="004fcbb5"/>
    </style:style>
    <style:style style:name="T26" style:family="text">
      <style:text-properties officeooo:rsid="00598e35"/>
    </style:style>
    <style:style style:name="T27" style:family="text">
      <style:text-properties officeooo:rsid="005c3bbe"/>
    </style:style>
    <style:style style:name="T28" style:family="text">
      <style:text-properties officeooo:rsid="0065c9f3"/>
    </style:style>
    <style:style style:name="T29" style:family="text">
      <style:text-properties officeooo:rsid="00662f40"/>
    </style:style>
    <style:style style:name="T30" style:family="text">
      <style:text-properties officeooo:rsid="0067b243"/>
    </style:style>
    <style:style style:name="T31" style:family="text">
      <style:text-properties officeooo:rsid="006d11e5"/>
    </style:style>
    <style:style style:name="T32" style:family="text">
      <style:text-properties officeooo:rsid="007376d8"/>
    </style:style>
    <style:style style:name="T33" style:family="text">
      <style:text-properties officeooo:rsid="0079c0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En qué lenguaje se escriben la mayoría de las páginas web?</text:p>
      <text:p text:style-name="P10">HTML</text:p>
      <text:p text:style-name="P5">2. ¿Quién define las normas del lenguaje HTML?</text:p>
      <text:p text:style-name="P8"><text:span text:style-name="Strong_20_Emphasis"><text:span text:style-name="T12">Robert Cailliau</text:span></text:span> </text:p>
      <text:p text:style-name="P5">3. ¿Quién es considerado el padre del HTML?</text:p>
      <text:p text:style-name="P9">Tim Berners-Lee</text:p>
      <text:p text:style-name="P5">4. ¿Cuando se publicó el primer documento formal con la descripción de HTML?</text:p>
      <text:p text:style-name="P11">En 1991</text:p>
      <text:p text:style-name="P5">5. ¿Cual es la última especificación oficial de HTML? ¿Cuándo se publicó?</text:p>
      <text:p text:style-name="P18">La última especificación <text:span text:style-name="T13">es HTML 4.0.1 y </text:span>se publicó el 24 de diciembre de 1999.</text:p>
      <text:p text:style-name="P5">6. ¿Cuándo se publicó el primer borrador oficial de HTML5? ¿Cuál es la última versión?</text:p>
      <text:p text:style-name="P19">El primero borrador se publicó el 22 de enero de 2008. Y la última versión es HTML 5.0</text:p>
      <text:p text:style-name="P56">7. XHTML 1.0 a) ¿es una adaptación de HTML 4.01 al lenguaje XML? <text:span text:style-name="T15">Si</text:span></text:p>
      <text:p text:style-name="P56"><text:tab/><text:tab/>b) ¿mantiene casi todas sus etiquetas y características? <text:span text:style-name="T15">si</text:span></text:p>
      <text:p text:style-name="P56"><text:tab/><text:tab/>c) ¿añade algunas restricciones y elementos propios de XML?<text:span text:style-name="T14"> </text:span><text:span text:style-name="T15">si</text:span></text:p>
      <text:p text:style-name="P57">8. El lenguaje XHTML… a) ¿es muy similar al lenguaje HTML? <text:span text:style-name="T16">Es una versión avanzada</text:span></text:p>
      <text:p text:style-name="P57"><text:tab/><text:tab/><text:tab/>b) ¿es una adaptación de HTML al lenguaje XML? <text:span text:style-name="T16">si</text:span></text:p>
      <text:p text:style-name="P5"/>
      <text:p text:style-name="P5">9. ¿Cuál es el mecanismo que permite separar los contenidos definidos mediante XHTML y el aspecto que deben presentar esos contenidos?</text:p>
      <text:p text:style-name="P20">CSS</text:p>
      <text:p text:style-name="P5">10. ¿Cómo se denomina al proceso de transformación de caracteres en secuencias de números?</text:p>
      <text:p text:style-name="P20">Codificación de caracteres.</text:p>
      <text:p text:style-name="P5">11. ¿ Cual es una de las codificaciones más conocidas (y una de las primeras que se publicaron)?</text:p>
      <text:p text:style-name="P25">La codificación ASCII</text:p>
      <text:p text:style-name="P6">12. ¿Cómo se denominan cada una de las palabras que se emplean para marcar el inicio y el final de</text:p>
      <text:p text:style-name="P6"><text:s/>una sección?</text:p>
      <text:p text:style-name="P26">Etiquetas</text:p>
      <text:p text:style-name="P5">13. ¿Cuál es la principal ventaja de los lenguajes de etiquetas?</text:p>
      <text:p text:style-name="P27">Que son muy sencillos de leer y escribir por parte de las personas y de los sistemas electrónicos.</text:p>
      <text:p text:style-name="P5">14. ¿Cuál es la principal desventaja de los lenguajes de etiquetas?</text:p>
      <text:p text:style-name="P28">Pueden aumentar mucho el documento.</text:p>
      <text:p text:style-name="P5">15. ¿En qué dos partes se dividen las páginas HTML?</text:p>
      <text:p text:style-name="P29">En la cabecera y el cuerpo</text:p>
      <text:p text:style-name="P8"/>
      <text:p text:style-name="P5"><text:soft-page-break/>16. ¿Qué información incluye la cabecera?</text:p>
      <text:p text:style-name="P30">El título</text:p>
      <text:p text:style-name="P5">17. ¿Qué información incluye el cuerpo?</text:p>
      <text:p text:style-name="P8"><text:span text:style-name="T17">S</text:span>us contenidos, como párrafos de texto e imágenes.</text:p>
      <text:p text:style-name="P5">18. ¿Para que el código HTML funcione correctamente, ¿es imprescindible utilizar un editor de texto sin formato o con formato? Indica dos para linux y dos para windows.</text:p>
      <text:p text:style-name="P31">Si es necesario. Linux – Gedit o Kate. Windows – Wordpad o Notepad ++</text:p>
      <text:p text:style-name="P5">19. ¿Cuáles son las tres etiquetas principales de un documento HTML?</text:p>
      <text:p text:style-name="P8">&lt;html&gt; , &lt;head&gt; , &lt;body&gt;</text:p>
      <text:p text:style-name="P5">20. ¿Qué etiqueta se emplea para incluir un enlace en una página?</text:p>
      <text:p text:style-name="P8">&lt;<text:span text:style-name="T18">a&gt;</text:span></text:p>
      <text:p text:style-name="P5">21. ¿Cuáles son los cuatro atributos básicos?</text:p>
      <text:p text:style-name="P8">id = "texto"<text:tab/></text:p>
      <text:p text:style-name="P8">class = "texto"<text:tab/></text:p>
      <text:p text:style-name="P8">style = "texto"<text:tab/></text:p>
      <text:p text:style-name="P8">title = "texto"<text:tab/></text:p>
      <text:p text:style-name="P5">22. Los atributos de eventos…. ¿sólo se utilizan en las páginas web que incluyen código JavaScript para realizar acciones dinámicas sobre los elementos de la página?</text:p>
      <text:p text:style-name="P8"/>
      <text:p text:style-name="P6">23. ¿Qué atributo permite establecer una tecla para acceder de forma rápida a cualquier elemento?</text:p>
      <text:p text:style-name="P22">accesskey </text:p>
      <text:p text:style-name="P5">24. ¿Por qué está formado un elemento HTML?</text:p>
      <text:p text:style-name="P8">Una etiqueta de apertura, <text:span text:style-name="T19">c</text:span>ero o más atributos <text:span text:style-name="T19">y t</text:span>exto encerrado por la etiqueta.</text:p>
      <text:p text:style-name="P5">25. ¿En qué dos grupos clasifica el lenguaje HTML a todos los elementos?</text:p>
      <text:p text:style-name="P8">elementos en línea y elementos de bloque.</text:p>
      <text:p text:style-name="P5">26. ¿Qué elementos siempre empiezan en una nueva línea y ocupan todo el espacio disponible hasta el final de la línea, aunque sus contenidos no lleguen hasta el final de la línea?</text:p>
      <text:p text:style-name="P8">&lt;<text:span text:style-name="T20">p&gt;</text:span></text:p>
      <text:p text:style-name="P6">27. ¿Qué elementos sólo ocupan el espacio necesario para mostrar sus contenidos?</text:p>
      <text:p text:style-name="P32">Los enlaces</text:p>
      <text:p text:style-name="P8"/>
      <text:p text:style-name="P8"/>
      <text:p text:style-name="P8"/>
      <text:p text:style-name="P8"/>
      <text:p text:style-name="P8"/>
      <text:p text:style-name="P5"/>
      <text:p text:style-name="P5"><text:soft-page-break/>28. En el siguiente código de ejemplo</text:p>
      <text:p text:style-name="P1">&lt;<text:span text:style-name="T1">html</text:span>&gt;</text:p>
      <text:p text:style-name="P16"><text:s text:c="8"/><text:span text:style-name="T3">&lt;</text:span><text:span text:style-name="T2">head</text:span><text:span text:style-name="T3">&gt;</text:span></text:p>
      <text:p text:style-name="P16"><text:s text:c="16"/><text:span text:style-name="T3">&lt;</text:span><text:span text:style-name="T2">title</text:span><text:span text:style-name="T3">&gt;Exemplo de elementos en líña e de bloque&lt;/</text:span><text:span text:style-name="T2">title</text:span><text:span text:style-name="T3">&gt;</text:span></text:p>
      <text:p text:style-name="P16"><text:s text:c="8"/><text:span text:style-name="T3">&lt;/</text:span><text:span text:style-name="T2">head</text:span><text:span text:style-name="T3">&gt;</text:span></text:p>
      <text:p text:style-name="P17"/>
      <text:p text:style-name="P16"><text:s text:c="8"/><text:span text:style-name="T3">&lt;</text:span><text:span text:style-name="T2">body</text:span><text:span text:style-name="T3">&gt;</text:span></text:p>
      <text:p text:style-name="P16"><text:s text:c="16"/><text:span text:style-name="T3">&lt;</text:span><text:span text:style-name="T2">p</text:span><text:span text:style-name="T3">&gt;Os párrafos son ...&lt;/</text:span><text:span text:style-name="T2">p</text:span><text:span text:style-name="T3">&gt;</text:span></text:p>
      <text:p text:style-name="P16"><text:s text:c="8"/><text:span text:style-name="T3">&lt;</text:span><text:span text:style-name="T2">a</text:span><text:span text:style-name="T3"> </text:span><text:span text:style-name="T5">href</text:span><text:span text:style-name="T7">=</text:span><text:span text:style-name="T9">"http://www.google.com"</text:span><text:span text:style-name="T3">&gt;Os enlaces son ...&lt;/</text:span><text:span text:style-name="T2">a</text:span><text:span text:style-name="T3">&gt;</text:span></text:p>
      <text:p text:style-name="P16"><text:s text:c="8"/><text:span text:style-name="T3">&lt;</text:span><text:span text:style-name="T2">p</text:span><text:span text:style-name="T3">&gt;Dentro dun párrafo, &lt;</text:span><text:span text:style-name="T2">a</text:span><text:span text:style-name="T3"> </text:span><text:span text:style-name="T5">href</text:span><text:span text:style-name="T7">=</text:span><text:span text:style-name="T9">"http://www.google.com"</text:span><text:span text:style-name="T3">&gt;os <text:s text:c="6"/>enlaces&lt;/</text:span><text:span text:style-name="T2">a</text:span><text:span text:style-name="T3">&gt;</text:span></text:p>
      <text:p text:style-name="P16"><text:s text:c="8"/><text:span text:style-name="T3">seguen siendo elementos en ....&lt;/</text:span><text:span text:style-name="T2">p</text:span><text:span text:style-name="T3">&gt;</text:span></text:p>
      <text:p text:style-name="P16"><text:s text:c="8"/><text:span text:style-name="T3">&lt;/</text:span><text:span text:style-name="T2">body</text:span><text:span text:style-name="T3">&gt;</text:span></text:p>
      <text:p text:style-name="P13">&lt;/<text:span text:style-name="T1">html</text:span>&gt;</text:p>
      <text:p text:style-name="P5">¿Cuáles son elementos en linea y en bloque?</text:p>
      <text:p text:style-name="P5"/>
      <text:p text:style-name="P5">29. ¿Cuáles son las cinco restricciones básicas que introduce XHTML respecto a HTML en la sintaxis de sus etiquetas?</text:p>
      <text:p text:style-name="P8"><text:s/>Las etiquetas se tienen que cerrar de acuerdo a como se abren, Los nombres de las etiquetas y atributos siempre se escriben en minúsculas, Los nombres de las etiquetas y atributos siempre se escriben en minúsculas, Los atributos no se pueden comprimir <text:span text:style-name="T21">y Todas las etiquetas deben cerrarse siempre.</text:span></text:p>
      <text:p text:style-name="P5">30. ¿Entre qué etiquetas debe encerrarse el código JavaScript? ¿Por qué?</text:p>
      <text:p text:style-name="P8">&lt;<text:span text:style-name="T22">script&gt; porque se usan para para evitar que el navegador interprete de forma errónea caracteres como &amp; y &lt; .</text:span></text:p>
      <text:p text:style-name="P5">31. ¿Cuál es la forma más sencilla de estructurar un texto?</text:p>
      <text:p text:style-name="P33">Separarlo<text:span text:style-name="T23">s </text:span>por párrafos</text:p>
      <text:p text:style-name="P5">32. ¿HTML permite crear secciones de hata cuentos niveles de importancia? ¿Cuál es el nivel más importante y cuál el menos?</text:p>
      <text:p text:style-name="P8"/>
      <text:p text:style-name="P5">33. ¿Los navegadores asignan de forma automáticamente el tamaño del título de cada sección en función de su importancia?</text:p>
      <text:p text:style-name="P34">Si</text:p>
      <text:p text:style-name="P5">34. ¿El aspecto que los navegadores aplican por defecto a los títulos de sección se puede modificar?</text:p>
      <text:p text:style-name="P8"/>
      <text:p text:style-name="P5">35. ¿Cual etiqueta marca un texto indicando que su importancia es mayor que la del resto del texto?</text:p>
      <text:p text:style-name="P8">&lt;strong&gt;</text:p>
      <text:p text:style-name="P5">36. ¿Cual etiqueta indica que un determinado texto es de la mayor importancia dentro de la página?</text:p>
      <text:p text:style-name="P23">&lt;em&gt;</text:p>
      <text:p text:style-name="P8"/>
      <text:p text:style-name="P5"><text:soft-page-break/>37. ¿Como muestran por defecto los navegadores los elementos &lt;em&gt;? ¿y los &lt;strong&gt;?</text:p>
      <text:p text:style-name="P8">&lt;em&gt; en cursiva para hacer evidente su importancia y muestran los elementos &lt;strong&gt; en negrita</text:p>
      <text:p text:style-name="P5">38. Por defecto, el texto eliminado se muestra tachado de forma que el usuario pueda identificarlo fácilmente como un texto que formaba parte del texto original y que ya no tiene validez. ¿Con qué etiqueta se hace esto?</text:p>
      <text:p text:style-name="P5"/>
      <text:p text:style-name="P5">39. ¿Qué etiqueta marca las abreviaturas de un texto?</text:p>
      <text:p text:style-name="P8">&lt;abbr&gt;</text:p>
      <text:p text:style-name="P5">40. ¿Qué etiqueta se emplea para marcar las siglas o acrónimos del texto?</text:p>
      <text:p text:style-name="P24">&lt;abbr&gt;</text:p>
      <text:p text:style-name="P5">41. ¿Qué etiqueta permite incluir la definición de una palabra extraña o cuyo uso está restringido a un entorno muy determinado?</text:p>
      <text:p text:style-name="P8">&lt;dfn&gt;</text:p>
      <text:p text:style-name="P5">42. ¿Qué etiqueta se puede utilizar para marcar un texto como una citación?</text:p>
      <text:p text:style-name="P8"/>
      <text:p text:style-name="P5">43. ¿Qué etiqueta incluye el estándar HTML/XHTML para marcar cualquier elemento que no se puede marcar con las otras etiquetas definidas?</text:p>
      <text:p text:style-name="P8">&lt;<text:span text:style-name="T24">span&gt;</text:span></text:p>
      <text:p text:style-name="P5">44. La etiqueta se visualiza por defecto con el mismo aspecto que el texto normal. Por tanto es habitual utilizar esta etiqueta junto con los atributos id y class para modificar posteriormente su aspecto con CSS. ¿Verdadero o falso?</text:p>
      <text:p text:style-name="P5"/>
      <text:p text:style-name="P5">45. ¿Qué etiqueta se utiliza para incluir una nueva línea en un punto y forzar a que el texto que sigue se muestre en la línea inferior?</text:p>
      <text:p text:style-name="P8">&lt;<text:span text:style-name="T24">br&gt;</text:span></text:p>
      <text:p text:style-name="P5">46. ¿Cuál es la particularidad de la etiqueta?</text:p>
      <text:p text:style-name="P8">es que es una etiqueta vacía, es decir, no encierra ningún texto.</text:p>
      <text:p text:style-name="P5">57. ¿Por qué texto se debe sustituir cada nuevo espacio en blanco por el texto para incluir espacios en blanco adicionales?</text:p>
      <text:p text:style-name="P8">&amp;nbsp</text:p>
      <text:p text:style-name="P5">58. Quieres mostrar en una página web un texto que no se puede modificar. ¿Qué etiqueta utilizarías?</text:p>
      <text:p text:style-name="P8"/>
      <text:p text:style-name="P5">59. Quieres mostrar en una página web código fuente de una aplicación. ¿Qué etiqueta utilizarías?</text:p>
      <text:p text:style-name="P8">font-display</text:p>
      <text:p text:style-name="P5">60. Los caracteres que utiliza HTML para definir sus etiquetas (&lt;, &gt; y ") no se pueden utilizar libremente. ¿Qué entidades equivalentes podrías utilizar?</text:p>
      <text:p text:style-name="P8">“”</text:p>
      <text:p text:style-name="P8"/>
      <text:p text:style-name="P5"><text:soft-page-break/>61. ¿Con qué entidad podemos reemplazar la ñ? ¿Y la letra á acentuada? ¿Y el €?</text:p>
      <text:p text:style-name="P5"/>
      <text:p text:style-name="P5"/>
      <text:p text:style-name="P12"><text:span text:style-name="T10">62. Si se considera la siguiente URL: </text:span><text:a xlink:type="simple" xlink:href="http://www.librosweb.es/xhtml/capitulo4.html" text:style-name="Internet_20_link" text:visited-style-name="Visited_20_Internet_20_Link"><text:span text:style-name="T11">http://www.librosweb.es/xhtml/capitulo4.html</text:span></text:a></text:p>
      <text:p text:style-name="P5">¿Qué partes componen la URL anterior?</text:p>
      <text:p text:style-name="P8">Protocolo (http://)</text:p>
      <text:p text:style-name="P8">Servidor (<text:a xlink:type="simple" xlink:href="http://www.librosweb.es/" text:style-name="Internet_20_link" text:visited-style-name="Visited_20_Internet_20_Link">www.librosweb.es</text:a>)</text:p>
      <text:p text:style-name="P8">Ruta (/xhtml/capitulo4.html)</text:p>
      <text:p text:style-name="P12"><text:span text:style-name="T10">63. Si se considera la siguiente URL: </text:span><text:a xlink:type="simple" xlink:href="http://www.alistapart.com/comments/webstandards2008?page=5#42" text:style-name="Internet_20_link" text:visited-style-name="Visited_20_Internet_20_Link"><text:span text:style-name="T11">http://www.alistapart.com/comments/webstandards2008?page=5#42</text:span></text:a></text:p>
      <text:p text:style-name="P5">¿Qué partes componen la URL anterior?</text:p>
      <text:p text:style-name="P8">Protocolo (http://)</text:p>
      <text:p text:style-name="P8">Servidor (www.alistapart.com)</text:p>
      <text:p text:style-name="P8">Ruta (/comments/webstandards2008)</text:p>
      <text:p text:style-name="P8">Consulta (?page=5)</text:p>
      <text:p text:style-name="P8">Sección (#42)</text:p>
      <text:p text:style-name="P5">64. ¿Qué URL incluyen todas las partes de la URL (protocolo, servidor y ruta) por lo que no se necesita más información para obtener el recurso enlazado?</text:p>
      <text:p text:style-name="P35">El protocolo, servidor y ruta</text:p>
      <text:p text:style-name="P5">65. ¿Qué URL prescinden de algunas partes de las URL para hacerlas más breves?</text:p>
      <text:p text:style-name="P5"/>
      <text:p text:style-name="P12"><text:span text:style-name="T10">66. </text:span><text:a xlink:type="simple" xlink:href="http://www.ejemplo.com/ruta1/ruta2/pagina2.html" text:style-name="Internet_20_link" text:visited-style-name="Visited_20_Internet_20_Link"><text:span text:style-name="T11">http://www.ejemplo.com/ruta1/ruta2/pagina2.html</text:span></text:a><text:span text:style-name="T10"> es una ruta…</text:span></text:p>
      <text:p text:style-name="P5"/>
      <text:p text:style-name="P5">67. /ruta1/ruta2/pagina2.htm es una ruta…</text:p>
      <text:p text:style-name="P5"/>
      <text:p text:style-name="P5">68.¿Mediante qué etiqueta se crean los enlaces en HTML?</text:p>
      <text:p text:style-name="P8">&lt;<text:span text:style-name="T25">a&gt;</text:span></text:p>
      <text:p text:style-name="P5">69. ¿Cuál es el atributo más importante de la etiqueta &lt;a&gt; que se utiliza para indicar la URL a la que apunta el enlace.?</text:p>
      <text:p text:style-name="P36">href</text:p>
      <text:p text:style-name="P5">70. ¿Qué atributo de la etiqueta &lt;a&gt; permite definir enlaces dentro de una misma página web?</text:p>
      <text:p text:style-name="P37">name</text:p>
      <text:p text:style-name="P6">71. ¿Qué atributo de la etiqueta &lt;a&gt; permite indicar al navegador el idioma del recurso que se enlaza? ¿Cuál es el codigo de idioma del español de España?</text:p>
      <text:p text:style-name="P38">hreflang</text:p>
      <text:p text:style-name="P5"><text:soft-page-break/>72. ¿Qué atributo de la etiqueta &lt;a&gt; permite "avisar" al navegador sobre el tipo de contenido que se enlaza (imágenes, archivos, etc.) para que pueda preparase en caso de que no entienda ese contenido? Indica dos de sus tipos de contenido más habituales</text:p>
      <text:p text:style-name="P39">type</text:p>
      <text:p text:style-name="P5">73. ¿Qué atributo de la etiqueta &lt;a&gt; permite indicar la relación que la página actual tiene con la página a la que se enlaza? ¿Cuál la relación que tiene la página enlazada con la página actual ?</text:p>
      <text:p text:style-name="P40">Rel y rev</text:p>
      <text:p text:style-name="P5">74. ¿Cuales son dos de las codificaciones más utlizadas?</text:p>
      <text:p text:style-name="P8">UTF-8 y ISO-8859-1</text:p>
      <text:p text:style-name="P5">75. ¿Qué dos etiquetas define HTML para enlazar recursos que se deben cargar automáticamente? ¿Qué hace el navegador cuando encuentra alguna de estas dos etiquetas?</text:p>
      <text:p text:style-name="P8">&lt;script&gt; y &lt;link&gt; Cuando el navegador encuentra alguna de estas dos etiquetas, descarga los recursos enlazados y los aplica a la página web.</text:p>
      <text:p text:style-name="P5">76. ¿cuál es el uso más habitual de &lt;script&gt;? Pon un ejemplo.</text:p>
      <text:p text:style-name="P8"/>
      <text:p text:style-name="P5">77. ¿La etiqueta &lt;script&gt; también permite incluir en la página web un bloque de código JavaScript? ¿Dónde se debe insertar el código JavaScript cuando se incluye en la propia página XHTML? Pon un ejemplo:</text:p>
      <text:p text:style-name="P8"/>
      <text:p text:style-name="P5">78. ¿Para qué son necesarios los caracteres // al comienzo y al final de la sección CDATA?</text:p>
      <text:p text:style-name="P8">para los navegadores que no son capaces de procesar correctamente estas secciones.</text:p>
      <text:p text:style-name="P5">79. ¿Dónde se incluye normalmente la etiqueta &lt;script&gt;?</text:p>
      <text:p text:style-name="P41">Al principio del &lt;body&gt;</text:p>
      <text:p text:style-name="P5">80. ¿Donde es obligatorio que se encuentre la etiqueta &lt;link&gt;?</text:p>
      <text:p text:style-name="P5"/>
      <text:p text:style-name="P5">81. ¿Cuál es el uso habitual de la etiqueta &lt;link&gt;?</text:p>
      <text:p text:style-name="P42">href</text:p>
      <text:p text:style-name="P5">82. Según este código de ejemplo:</text:p>
      <text:p text:style-name="P4"><text:s/><text:span text:style-name="T3">&lt;</text:span><text:span text:style-name="T2">a</text:span><text:span text:style-name="T3"> </text:span><text:span text:style-name="T5">href</text:span><text:span text:style-name="T7">=</text:span><text:span text:style-name="T9">"/"</text:span><text:span text:style-name="T3">&gt;Inicio&lt;/</text:span><text:span text:style-name="T2">a</text:span><text:span text:style-name="T3">&gt;</text:span></text:p>
      <text:p text:style-name="P5">¿A donde se avanza al pulsar el enlace anterior desde cualquier página web?</text:p>
      <text:p text:style-name="P43">Al incio</text:p>
      <text:p text:style-name="P8"/>
      <text:p text:style-name="P8"/>
      <text:p text:style-name="P8"/>
      <text:p text:style-name="P8"/>
      <text:p text:style-name="P8"/>
      <text:p text:style-name="P8"/>
      <text:p text:style-name="P5"><text:soft-page-break/>83. Según este código de ejemplo:</text:p>
      <text:p text:style-name="P2">&lt;<text:span text:style-name="T1">a</text:span> <text:span text:style-name="T4">href</text:span><text:span text:style-name="T6">=</text:span><text:span text:style-name="T8">"mailto:nombre@direccion.com"</text:span> <text:span text:style-name="T4">title</text:span><text:span text:style-name="T6">=</text:span><text:span text:style-name="T8">"Dirección de email para solicitar más información"</text:span>&gt;</text:p>
      <text:p text:style-name="P15">Solicita más información</text:p>
      <text:p text:style-name="P14">&lt;/<text:span text:style-name="T1">a</text:span>&gt;</text:p>
      <text:p text:style-name="P5">¿A donde se avanza al pulsar el enlace anterior?</text:p>
      <text:p text:style-name="P44">Al gmail para obtener más info</text:p>
      <text:p text:style-name="P12"><text:span text:style-name="T10">84. ¿A dónde parece enlazar este código? &lt;a href="</text:span><text:a xlink:type="simple" xlink:href="ftp://ftp.ejemplo.com/ruta/archivo.zip" text:style-name="Internet_20_link" text:visited-style-name="Visited_20_Internet_20_Link"><text:span text:style-name="T11">ftp://ftp.ejemplo.com/ruta/archivo.zip</text:span></text:a><text:span text:style-name="T10">" title="Archivo comprimido de los contenidos"&gt; Descarga un ZIP con todos los contenidos &lt;/a&gt;</text:span></text:p>
      <text:p text:style-name="P12"><text:span text:style-name="T10"/></text:p>
      <text:p text:style-name="P5">85. ¿Qué permite este código?</text:p>
      <text:p text:style-name="P2">&lt;<text:span text:style-name="T1">link</text:span> <text:span text:style-name="T4">rel</text:span><text:span text:style-name="T6">=</text:span><text:span text:style-name="T8">"stylesheet"</text:span> <text:span text:style-name="T4">type</text:span><text:span text:style-name="T6">=</text:span><text:span text:style-name="T8">"text/css"</text:span> <text:span text:style-name="T4">href</text:span><text:span text:style-name="T6">=</text:span><text:span text:style-name="T8">"/css/comun.css"</text:span> /&gt;</text:p>
      <text:p text:style-name="P14">&lt;<text:span text:style-name="T1">link</text:span> <text:span text:style-name="T4">rel</text:span><text:span text:style-name="T6">=</text:span><text:span text:style-name="T8">"stylesheet"</text:span> <text:span text:style-name="T4">type</text:span><text:span text:style-name="T6">=</text:span><text:span text:style-name="T8">"text/css"</text:span> <text:span text:style-name="T4">href</text:span><text:span text:style-name="T6">=</text:span><text:span text:style-name="T8">"/css/secciones.css"</text:span> /&gt;</text:p>
      <text:p text:style-name="P8"/>
      <text:p text:style-name="P5">86. ¿Qué es el favicon? ¿Dónde se puede mostrar en los navegadores? El favicon o icono para favoritos es el pequeño icono que muestran las páginas en varias partes del navegador. Dependiendo del navegador que se utilice, este icono se muestra en la barra de direcciones, en la barra de título del navegador y/o en el menú de favoritos/marcadores.</text:p>
      <text:p text:style-name="P5"/>
      <text:p text:style-name="P5">87 ¿Qué permite este código?</text:p>
      <text:p text:style-name="P3">&lt;<text:span text:style-name="T1">link</text:span> <text:span text:style-name="T4">rel</text:span><text:span text:style-name="T6">=</text:span><text:span text:style-name="T8">"shortcut icon"</text:span> <text:span text:style-name="T4">href</text:span><text:span text:style-name="T6">=</text:span><text:span text:style-name="T8">"/favicon.ico"</text:span> <text:span text:style-name="T4">type</text:span><text:span text:style-name="T6">=</text:span><text:span text:style-name="T8">"image/ico"</text:span> /&gt;</text:p>
      <text:p text:style-name="P5"/>
      <text:p text:style-name="P5">88. ¿Qué permite este código?</text:p>
      <text:p text:style-name="P3">&lt;<text:span text:style-name="T1">link</text:span> <text:span text:style-name="T4">rel</text:span><text:span text:style-name="T6">=</text:span><text:span text:style-name="T8">"alternate"</text:span> <text:span text:style-name="T4">type</text:span><text:span text:style-name="T6">=</text:span><text:span text:style-name="T8">"application/rss+xml"</text:span> <text:span text:style-name="T4">title</text:span><text:span text:style-name="T6">=</text:span><text:span text:style-name="T8">"Resumen de todos los artículos del blog"</text:span> <text:span text:style-name="T4">href</text:span><text:span text:style-name="T6">=</text:span><text:span text:style-name="T8">"/feed.xml"</text:span> /&gt;</text:p>
      <text:p text:style-name="P5">89. ¿Cuantos y cuáles son los diferentes tipos de listas para agrupar elementos en el lenguaje HTML?</text:p>
      <text:p text:style-name="P8">listas no ordenadas, <text:s/>listas ordenadas <text:span text:style-name="T26">y listas de definición</text:span></text:p>
      <text:p text:style-name="P5">90. ¿Cuáles son las listas más sencillas y que más se utilizan?</text:p>
      <text:p text:style-name="P45">Las de menú vetical</text:p>
      <text:p text:style-name="P5">91. ¿Qué lista es un conjunto de elementos relacionados entre sí pero para los que no se indica un orden o secuencia determinado</text:p>
      <text:p text:style-name="P46">una lista no ordenada</text:p>
      <text:p text:style-name="P5">92. En las listas no ordenadas, ¿qué etiqueta encierra todos los elementos de la lista? ¿qué etiqueta cada uno de sus elementos?</text:p>
      <text:p text:style-name="P8">&lt;<text:span text:style-name="T27">ul&gt;</text:span></text:p>
      <text:p text:style-name="P5"><text:soft-page-break/>93. ¿Cómo muestra por defecto los navegadores los elementos de la lista no ordenada? ¿Se puede modificar?</text:p>
      <text:p text:style-name="P8">con una viñeta formada por un pequeño círculo de color negro</text:p>
      <text:p text:style-name="P5">94. ¿En qué tres cosas se diferencian las listas ordenadas a las no ordenadas?</text:p>
      <text:p text:style-name="P5"/>
      <text:p text:style-name="P5">95. ¿Para qué listas poco utilizadas su funcionamiento es similar al de un diccionario, ya que cada elemento de la lista está formado por términos y definiciones?</text:p>
      <text:p text:style-name="P47">Para las listas de definición</text:p>
      <text:p text:style-name="P5">96. En las listas de definición, ¿qué etiqueta crea la lista de definición? ¿cuál define el término? ¿cuál la descripción del término?</text:p>
      <text:p text:style-name="P8">&lt;dl&gt; crea la lista de definición y las etiquetas &lt;dt&gt; y &lt;dd&gt; definen respectivamente el término y la descripción de cada elemento de la lista.</text:p>
      <text:p text:style-name="P5">97. ¿Qué dos tipos se deben distinguir dentro de las imágenes que se pueden incluir en una página HTML?</text:p>
      <text:p text:style-name="P8">las imágenes de contenido y las imágenes de adorno</text:p>
      <text:p text:style-name="P5">98. ¿Qué son y cómo se deberían mostrar ambas?</text:p>
      <text:p text:style-name="P8"/>
      <text:p text:style-name="P5">99. ¿Qué atributo de la etiqueta &lt;img&gt; es similar al atributo href de los enlaces?</text:p>
      <text:p text:style-name="P48">src</text:p>
      <text:p text:style-name="P5">100. ¿Qué atributo es muy importante por cuestiones de accesibilidad ya que es útil para las personas y dispositivos discapacitados que no pueden acceder a las imágenes?</text:p>
      <text:p text:style-name="P8"/>
      <text:p text:style-name="P5">101. ¿La etiqueta &lt;img&gt; tiene etiqueta de cierre? ¿cómo debemos utilizarla para que la página XHTML sea válida?</text:p>
      <text:p text:style-name="P8">incluir /&gt; al final de ésta</text:p>
      <text:p text:style-name="P5">102. ¿Cuáles son los tres formatos gráficos más habituales que entienden todos los navegadores modernos?</text:p>
      <text:p text:style-name="P8">GIF, JPG y PNG.</text:p>
      <text:p text:style-name="P5">103. ¿Para qué se utilizan los atributos width y height de la etiqueta &lt;img&gt;? ¿Por qué se hace uso en HTML de ellos y no en las CSS?</text:p>
      <text:p text:style-name="P8"/>
      <text:p text:style-name="P5">104. Si sólo se establece la altura de una imagen, ¿qué anchura mostrará el navegador?</text:p>
      <text:p text:style-name="P8"/>
      <text:p text:style-name="P5">105. ¿Qué permite definir diferentes zonas "pinchables" dentro de una imagen? ¿Con qué etiqueta?</text:p>
      <text:p text:style-name="P49">Un mapa de imagen</text:p>
      <text:p text:style-name="P5">106. ¿Cómo se pueden definir en una imagen las zonas o regiones?</text:p>
      <text:p text:style-name="P8">Las zonas o regiones que se pueden definir en una imagen se crean mediante rectángulos, círculos y polígonos.</text:p>
      <text:p text:style-name="P5"><text:soft-page-break/>107. ¿Qué etiqueta permite "embeber" o incluir en las páginas HTML cualquier tipo de contenido complejo?</text:p>
      <text:p text:style-name="P8"/>
      <text:p text:style-name="P5">108. ¿Es recomendable el uso de la etiqueta embed? ¿es su uso válido desde el punto de vista del estándar de XHTML? ¿qué otra etiqueta podemos usar en su lugar?</text:p>
      <text:p text:style-name="P8"/>
      <text:p text:style-name="P5">109. ¿Es recomendable utilizar hoy en día las tablas para definir la estructura completa de las páginas web?</text:p>
      <text:p text:style-name="P8">se trata de una técnica obsoleta y nada recomendable</text:p>
      <text:p text:style-name="P5">110. ¿Con qué tres etiquetas se definen las tablas más sencillas de HTML?</text:p>
      <text:p text:style-name="P8">&lt;table&gt; para crear la tabla, &lt;tr&gt; para crear cada fila y &lt;td&gt; para crear cada columna.</text:p>
      <text:p text:style-name="P6">111. ¿Qué etiqueta define la celda de datos en una tabla?</text:p>
      <text:p text:style-name="P22">&lt;<text:span text:style-name="T28">td&gt;</text:span></text:p>
      <text:p text:style-name="P5">112. ¿Qué etiqueta se emplea para definir las celdas que son cabecera de una fila o de una columna de la tabla?</text:p>
      <text:p text:style-name="P8">&lt;<text:span text:style-name="T29">th&gt;</text:span></text:p>
      <text:p text:style-name="P5">113. ¿Qué etiqueta se emplea para definir la leyenda o título de una tabla?</text:p>
      <text:p text:style-name="P8">&lt;<text:span text:style-name="T30">caption&gt;</text:span></text:p>
      <text:p text:style-name="P5">114. ¿Las partes que componen las tablas complejas se definen mediante qué etiquetas? ¿Qué hace cada una de ellas?</text:p>
      <text:p text:style-name="P8">&lt;thead&gt; , &lt;tbody&gt; y &lt;tfoot&gt; .</text:p>
      <text:p text:style-name="P5">115. El elemento &lt;tfoot&gt; siempre se escribe después que cualquier elemento &lt;tbody&gt; en el código HTML. ¿Verdadero o falso?</text:p>
      <text:p text:style-name="P50">Verdadero</text:p>
      <text:p text:style-name="P5">116. Los formularios más sencillos se pueden crear utilizando solamente dos etiquetas. ¿Cuáles son? ¿Qué hace cada una?</text:p>
      <text:p text:style-name="P8">&lt;form&gt; encierra todos los contenidos del formulario (botones, cuadros de texto, listas desplegables) y la etiqueta &lt;input&gt; permite definir varios tipos diferentes de elementos</text:p>
      <text:p text:style-name="P5">117. La mayoría de formularios utilizan sólo dos atributos la etiqueta &lt;form&gt;. ¿Cuáles son? ¿Qué hacen?</text:p>
      <text:p text:style-name="P8"/>
      <text:p text:style-name="P5">118. ¿Qué diferencias existen entre el método POST y el método GET?</text:p>
      <text:p text:style-name="P8">mediante el método POST los parámetros se envían en el cuerpo de la petición y mediante el método GET los parámetros se concatenan a la URL accedida.</text:p>
      <text:p text:style-name="P5">119. ¿Cuál es la regla generar para elegir entre POST y GET?</text:p>
      <text:p text:style-name="P8"/>
      <text:p text:style-name="P8"/>
      <text:p text:style-name="P5"><text:soft-page-break/>120. ¿Qué atributo de la etiqueta &lt;form&gt; es imprescindible en los formularios que permiten adjuntar archivos?</text:p>
      <text:p text:style-name="P8"/>
      <text:p text:style-name="P5">121. ¿Cómo se denominan también los elementos de formulario como botones y cuadros de texto?</text:p>
      <text:p text:style-name="P5"/>
      <text:p text:style-name="P5">122. El cuadro de texto… A) Se trata del elemento más utilizado en los formularios. B) En el caso más sencillo, se muestra un cuadro de texto vacío en el que el usuario puede escribir cualquier texto C) El atributo type diferencia a cada uno de los diez controles que se pueden crear con la etiqueta &lt;input&gt;. Para los cuadros de texto, su valor es text. D) Todas las anteriores son correctas</text:p>
      <text:p text:style-name="P5"/>
      <text:p text:style-name="P5">123. Sobre el atributo name… A) es el más importante en los campos del formulario. B) si un campo no incluye el atributo name, sus datos no se envían al servidor. C) el valor que se indica en el atributo name es el nombre que utiliza la aplicación del servidor para obtener el valor de este campo de formulario. D) Todas las anteriores son correctas</text:p>
      <text:p text:style-name="P5"/>
      <text:p text:style-name="P5">124. Sobre los siguientes atributos en los cuadros de texto a) El atributo value se emplea para establecer el valor inicial del cuadro de texto. b) El atributo size permite establecer el tamaño, en caracteres, con el que se muestra el cuadro de texto. c) El atributo maxlength permite establecer el máximo número de caracteres que el usuario puede introducir en un cuadro de texto. d) Todas las anteriores son correctas.</text:p>
      <text:p text:style-name="P5"/>
      <text:p text:style-name="P5">125. ¿Cuál es la única diferencia entre este control y el cuadro de texto normal?</text:p>
      <text:p text:style-name="P8">es que el texto que el usuario escribe en un cuadro de contraseña no se ve en la pantalla.</text:p>
      <text:p text:style-name="P5">126. ¿Cómo se transforma el cuadro de texto normal en un cuadro de contraseña?</text:p>
      <text:p text:style-name="P8">Cambiando el valor del atributo type por password</text:p>
      <text:p text:style-name="P5">127. ¿Cuáles son los controles de formulario que permiten al usuario seleccionar y deseleccionar opciones individualmente? ¿Cuál es el valor del atributo type para estos controles de formulario?</text:p>
      <text:p text:style-name="P8">Checkbox. Los checkbox o "casillas de verificación" son controles de formulario que permiten al usuario seleccionar y deseleccionar opciones individualmente. Aunque en ocasiones se muestran varios checkbox juntos, cada uno de ellos es completamente independiente del resto.</text:p>
      <text:p text:style-name="P5">128. ¿Cómo se debe hacer si se quiere mostrar un checkbox seleccionado por defecto?</text:p>
      <text:p text:style-name="P8"><text:span text:style-name="T31">usando</text:span> el atributo checked de la etiqueta input.</text:p>
      <text:p text:style-name="P5">129. ¿Cuáles son los controles similares a los controles de tipo checkbox, pero presentan que a diferencia de estos son mutuamente excluyentes? ¿Cuál es el valor del atributo type para estos controles? ¿Cúal es el atributo que se emplea para indicar los radiobutton que están relacionados?</text:p>
      <text:p text:style-name="P8"/>
      <text:p text:style-name="P5">130. ¿Cuál es el valor del atributo type para el botón de envío de formulario?</text:p>
      <text:p text:style-name="P51">Submit</text:p>
      <text:p text:style-name="P51"/>
      <text:p text:style-name="P51"/>
      <text:p text:style-name="P5"><text:soft-page-break/>131. Los formularios también permiten adjuntar archivos para subirlos al servidor. ¿Cuál es el valor del atributo type para este control de formulario?</text:p>
      <text:p text:style-name="P52">file</text:p>
      <text:p text:style-name="P5">132. Si se incluye un control para adjuntar archivos, es obligatorio añadir el atributo enctype en la etiqueta &lt;form&gt; del formulario. ¿Verdadero o falso? El valor del atributo enctype debe ser multipart/form-data. ¿Verdadero o falso?</text:p>
      <text:p text:style-name="P8"/>
      <text:p text:style-name="P5">133. ¿Para qué se utilizan los campos ocultos? ¿Cuál es el valor del atributo type para este control de formulario?</text:p>
      <text:p text:style-name="P53"><text:s text:c="2"/>Los campos ocultos no se muestran por pantalla, de forma que el usuario desconoce que el formulario los incluye. hidden</text:p>
      <text:p text:style-name="P5">134. ¿Cuál es el valor del atributo type para definir un botón de tipo genérico? ¿Qué es necesario para que estos botones sean útiles?</text:p>
      <text:p text:style-name="P8">El valor del atributo type para este control de formulario es submit . El navegador se encarga de enviar automáticamente los datos cuando el usuario pincha sobre este tipo de botón.</text:p>
      <text:p text:style-name="P5">135. ¿Qué etiqueta agrupa campos del formulario? ¿Qué etiqueta asigna un nombre a cada grupo?</text:p>
      <text:p text:style-name="P8">La etiqueta &lt;fieldset&gt; agrupa campos del formulario y la etiqueta &lt;legend&gt; asigna un nombre a cada grupo.</text:p>
      <text:p text:style-name="P5">136. ¿Qué etiqueta se utiliza para establecer el título de cada campo del formulario?</text:p>
      <text:p text:style-name="P5"/>
      <text:p text:style-name="P5">137. ¿Cuál es la principal ventaja de utilizar &lt;label&gt;?</text:p>
      <text:p text:style-name="P8"/>
      <text:p text:style-name="P5">138. ¿Qué etiqueta se emplea para incluir un área de texto en un formulario?</text:p>
      <text:p text:style-name="P8">&lt;<text:span text:style-name="T32">textarea&gt;</text:span></text:p>
      <text:p text:style-name="P5">139. ¿Qué etiqueta se emplea para incluir una lista desplegable en un formulario? ¿Qué etiqueta se emplea para definir cada elemento de una lista desplegable?</text:p>
      <text:p text:style-name="P8">La etiqueta &lt;select&gt; define la lista y encierra todas las opciones que muestra la lista. Cada una de las opciones de la lista se define mediante una etiqueta &lt;option&gt; </text:p>
      <text:p text:style-name="P5">140. ¿Qué etiqueta se utiliza para agrupar los elementos que forman cada zona o división de una página?</text:p>
      <text:p text:style-name="P54">div</text:p>
      <text:p text:style-name="P5">141. Cita alguno de los nombres comunmente utilizados para identificar las divisiones de una web.</text:p>
      <text:p text:style-name="P5"/>
      <text:p text:style-name="P5">142. ¿Cómo se denominan los datos adicionales que están relacionados con la propia página? ¿Dónde se incluye esa información? ¿Cuál es un ejemplo de metainformación muy conocido y utilizado en HTML?</text:p>
      <text:p text:style-name="P5"/>
      <text:p text:style-name="P5">143. Los metadatos habituales utilizan solamente los atributos name y content para definir el nombre y el valor del metadato. ¿Verdadero o falso?</text:p>
      <text:p text:style-name="P5"><text:soft-page-break/></text:p>
      <text:p text:style-name="P5">144. Indica algunos de los metadatos más utilizados con ejemplos.</text:p>
      <text:p text:style-name="P5"/>
      <text:p text:style-name="P5">145. ¿Qué tres DTD se pueden utilizar al crear págias XHTML? ¿Cómo se declara cada uno?</text:p>
      <text:p text:style-name="P5"/>
      <text:p text:style-name="P5">146. ¿Qué es un namespace en un documento XML? ¿Cómo se indican los namespaces?</text:p>
      <text:p text:style-name="P8">son uno de los pilares que conforman los cimientos de XML. En general, en informática, un namespace o espacio de nombres es un medio para organizar clases dentro de un entorno, agrupándolas de un modo más lógico y jerárquico. </text:p>
      <text:p text:style-name="P5">147. ¿Cuál es el namespace que utilizan todas las páginas XHTML y cómo se indica?</text:p>
      <text:p text:style-name="P5"/>
      <text:p text:style-name="P5">148. ¿Cuál es la sintaxis de apertura y cierre de los comentarios en HTML?</text:p>
      <text:p text:style-name="P8">Apertura del comentario: &lt;! -- Contenido del comentario Cierre del comentario: --&gt;</text:p>
      <text:p text:style-name="P5">149. Si JavaScript está bloqueado o deshabilitado y la página web requiere su uso para un correcto funcionamiento, ¿cómo debería estar diseñada la web para que tenga un uso amigable para el usuario? ¿Qué etiqueta utilizaremos para ello?</text:p>
      <text:p text:style-name="P5"/>
      <text:p text:style-name="P5">150. ¿Qué tres atributos están muy relacionados con CSS?</text:p>
      <text:p text:style-name="P5"/>
      <text:p text:style-name="P5">151. ¿Para qué se emplea el atributo id?</text:p>
      <text:p text:style-name="P5"/>
      <text:p text:style-name="P5">152. ¿Para qué se emplea el atributo class?</text:p>
      <text:p text:style-name="P5"/>
      <text:p text:style-name="P5">153. ¿Para qué se emplea el atributo style?</text:p>
      <text:p text:style-name="P5"/>
      <text:p text:style-name="P5">154. ¿Qué etiqueta permite insertar un documento HTML dentro de otro documento HTML?</text:p>
      <text:p text:style-name="P8">&lt;<text:span text:style-name="T33">iframe&gt;</text:span></text:p>
      <text:p text:style-name="P5">155. ¿Qué etiqueta se utiliza para proporcionar información de contacto?</text:p>
      <text:p text:style-name="P8">&lt;<text:span text:style-name="T33">meta&gt;</text:span></text:p>
      <text:p text:style-name="P5">156. ¿Qué etiqueta permite mostrar una línea horizontal de separación?</text:p>
      <text:p text:style-name="P8">&lt;<text:span text:style-name="T33">hr&gt;</text:span></text:p>
      <text:p text:style-name="P5">157. ¿Cuál es el principal objetivo de la accesibilidad web?</text:p>
      <text:p text:style-name="P8">La accesibilidad web tiene como objetivo lograr que las páginas web sean utilizables por el máximo número de personas</text:p>
      <text:p text:style-name="P5">158. ¿Cuales son las cuatro principales ventajas de diseñar un sitio web completamente accesible?</text:p>
      <text:p text:style-name="P8"/>
      <text:p text:style-name="P5"><text:soft-page-break/>159. ¿Qué recomendaciones se pueden seguir para la creación de sitios accesibles? ¿Quién elabora ese documento de recomendaciones?</text:p>
      <text:p text:style-name="P5"/>
      <text:p text:style-name="P5">160. ¿Qué versiones recientes hay de WCAG?</text:p>
      <text:p text:style-name="P5"/>
      <text:p text:style-name="P5">161. ¿Qué tres niveles de accesibilidad existen conforme a la WCAG? ¿Cuál es más alto?</text:p>
      <text:p text:style-name="P5"/>
      <text:p text:style-name="P5">162. ¿Podrías localizar alguna guía y checklist para verificar cumplimiento de WCAG 1.0? ¿Y de WCAG 2.1?</text:p>
      <text:p text:style-name="P5"/>
      <text:p text:style-name="P7">163. ¿Qué es la validación de un documento? ¿Qué son los validadores? ¿Cómo de accede al validador del organismo W3C?</text:p>
      <text:p text:style-name="P7"/>
      <text:p text:style-name="P5">164. ¿Cuál es el complemento que permite a firefox contar con un validador?</text:p>
      <text:p text:style-name="P8"/>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FMono-Regular" svg:font-family="SFMono-Regular, Menlo, Monaco, Consolas, 'Liberation Mono', 'Courier New', monospace"/>
    <style:font-face style:name="apple-system" svg:font-family="apple-system, BlinkMacSystemFont, 'Segoe UI', Roboto, 'Helvetica Neue', Arial, 'Noto Sans', sans-serif"/>
    <style:font-face style:name="arial" svg:font-family="arial, sans-serif"/>
    <style:font-face style:name="monospace" svg:font-family="monospace, monospace"/>
    <style:font-face style:name="sans-serif" svg:font-family="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3T13:38:10.988000000</meta:creation-date>
    <dc:date>2022-09-15T21:08:25.560000000</dc:date>
    <meta:editing-duration>PT2H56S</meta:editing-duration>
    <meta:editing-cycles>85</meta:editing-cycles>
    <meta:generator>LibreOffice/7.0.5.2$Windows_X86_64 LibreOffice_project/64390860c6cd0aca4beafafcfd84613dd9dfb63a</meta:generator>
    <meta:document-statistic meta:table-count="0" meta:image-count="0" meta:object-count="0" meta:page-count="13" meta:paragraph-count="287" meta:word-count="3656" meta:character-count="22099" meta:non-whitespace-character-count="18614"/>
  </office:meta>
</office:document-meta>
</file>